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b2624" officeooo:paragraph-rsid="001b2624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b2624" officeooo:paragraph-rsid="001b2624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257d71" officeooo:paragraph-rsid="00257d71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257d71" officeooo:paragraph-rsid="0026e765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57d71" officeooo:paragraph-rsid="002beb69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5c275" officeooo:paragraph-rsid="002beb69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6e765" officeooo:paragraph-rsid="002beb69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749e6" officeooo:paragraph-rsid="002749e6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749e6" officeooo:paragraph-rsid="002beb69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2beb69" officeooo:paragraph-rsid="002beb69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2bf610" officeooo:paragraph-rsid="002bf610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2e7ca5" officeooo:paragraph-rsid="002e7ca5"/>
    </style:style>
    <style:style style:name="P13" style:family="paragraph" style:parent-style-name="Standard">
      <style:paragraph-properties fo:text-align="end" style:justify-single-word="false"/>
      <style:text-properties officeooo:rsid="001a0a7f" officeooo:paragraph-rsid="00257d71"/>
    </style:style>
    <style:style style:name="P14" style:family="paragraph" style:parent-style-name="Standard">
      <style:paragraph-properties fo:text-align="start" style:justify-single-word="false"/>
      <style:text-properties officeooo:rsid="001a0a7f" officeooo:paragraph-rsid="00257d71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57d71" officeooo:paragraph-rsid="00257d71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749e6" officeooo:paragraph-rsid="002749e6"/>
    </style:style>
    <style:style style:name="P17" style:family="paragraph" style:parent-style-name="Standard" style:list-style-name="WWNum1">
      <style:paragraph-properties fo:margin-left="0.5in" fo:margin-right="0in" fo:text-indent="-0.25in" style:auto-text-indent="false"/>
      <style:text-properties fo:font-size="10pt" officeooo:paragraph-rsid="0026e765" style:font-size-asian="10pt" style:font-size-complex="10pt"/>
    </style:style>
    <style:style style:name="P1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fo:font-size="10pt" officeooo:rsid="0026e765" officeooo:paragraph-rsid="0026e765" style:font-size-asian="10pt" style:font-size-complex="10pt"/>
    </style:style>
    <style:style style:name="P19" style:family="paragraph" style:parent-style-name="Standard" style:master-page-name="Standard">
      <style:paragraph-properties fo:margin-left="0in" fo:margin-right="0in" fo:text-indent="0in" style:auto-text-indent="false" style:page-number="1"/>
      <style:text-properties fo:font-size="10pt" officeooo:paragraph-rsid="0026e765" style:font-size-asian="10pt" style:font-size-complex="10pt"/>
    </style:style>
    <style:style style:name="P20" style:family="paragraph" style:parent-style-name="Standard" style:list-style-name="WWNum1">
      <style:paragraph-properties fo:margin-left="1in" fo:margin-right="0in" fo:text-indent="-0.25in" style:auto-text-indent="false"/>
      <style:text-properties fo:font-size="10pt" officeooo:paragraph-rsid="0026e765" style:font-size-asian="10pt" style:font-size-complex="10pt"/>
    </style:style>
    <style:style style:name="P21" style:family="paragraph" style:parent-style-name="Standard" style:list-style-name="WWNum1">
      <style:paragraph-properties fo:margin-left="1in" fo:margin-right="0in" fo:text-indent="-0.25in" style:auto-text-indent="false"/>
      <style:text-properties fo:font-size="10pt" officeooo:rsid="00282e69" officeooo:paragraph-rsid="00282e69" style:font-size-asian="10pt" style:font-size-complex="10pt"/>
    </style:style>
    <style:style style:name="P22" style:family="paragraph" style:parent-style-name="Standard" style:list-style-name="WWNum1">
      <style:paragraph-properties fo:margin-left="1.5in" fo:margin-right="0in" fo:text-indent="-0.25in" style:auto-text-indent="false"/>
      <style:text-properties fo:font-size="10pt" officeooo:paragraph-rsid="0026e765" style:font-size-asian="10pt" style:font-size-complex="10pt"/>
    </style:style>
    <style:style style:name="P23" style:family="paragraph" style:parent-style-name="Standard" style:list-style-name="WWNum1">
      <style:paragraph-properties fo:margin-left="2in" fo:margin-right="0in" fo:text-indent="-0.25in" style:auto-text-indent="false"/>
      <style:text-properties fo:font-size="10pt" officeooo:paragraph-rsid="0026e765" style:font-size-asian="10pt" style:font-size-complex="10pt"/>
    </style:style>
    <style:style style:name="P24" style:family="paragraph" style:parent-style-name="Standard" style:list-style-name="WWNum1">
      <style:paragraph-properties fo:margin-left="2.5in" fo:margin-right="0in" fo:text-indent="-0.25in" style:auto-text-indent="false"/>
      <style:text-properties fo:font-size="10pt" officeooo:paragraph-rsid="0026e765" style:font-size-asian="10pt" style:font-size-complex="10pt"/>
    </style:style>
    <style:style style:name="T1" style:family="text">
      <style:text-properties officeooo:rsid="001c0dc5"/>
    </style:style>
    <style:style style:name="T2" style:family="text">
      <style:text-properties officeooo:rsid="001c894d"/>
    </style:style>
    <style:style style:name="T3" style:family="text">
      <style:text-properties style:text-underline-style="solid" style:text-underline-width="auto" style:text-underline-color="font-color" officeooo:rsid="001b2624"/>
    </style:style>
    <style:style style:name="T4" style:family="text">
      <style:text-properties style:text-underline-style="none"/>
    </style:style>
    <style:style style:name="T5" style:family="text">
      <style:text-properties officeooo:rsid="0025c275"/>
    </style:style>
    <style:style style:name="T6" style:family="text">
      <style:text-properties officeooo:rsid="0026e765"/>
    </style:style>
    <style:style style:name="T7" style:family="text">
      <style:text-properties officeooo:rsid="002749e6"/>
    </style:style>
    <style:style style:name="T8" style:family="text">
      <style:text-properties officeooo:rsid="00282e69"/>
    </style:style>
    <style:style style:name="T9" style:family="text">
      <style:text-properties officeooo:rsid="002a1292"/>
    </style:style>
    <style:style style:name="T10" style:family="text">
      <style:text-properties officeooo:rsid="002beb69"/>
    </style:style>
    <style:style style:name="T11" style:family="text">
      <style:text-properties officeooo:rsid="002bf610"/>
    </style:style>
    <style:style style:name="T12" style:family="text">
      <style:text-properties officeooo:rsid="002c84d7"/>
    </style:style>
    <style:style style:name="T13" style:family="text">
      <style:text-properties officeooo:rsid="002e7ca5"/>
    </style:style>
    <style:style style:name="T14" style:family="text">
      <style:text-properties officeooo:rsid="002ebf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Outline<text:line-break/></text:p>
      <text:list xml:id="list736580500" text:style-name="WWNum1">
        <text:list-item>
          <text:p text:style-name="P17">Introduction/<text:span text:style-name="T8">Abstract</text:span><text:line-break/></text:p>
        </text:list-item>
        <text:list-item>
          <text:p text:style-name="P17">Background/Motivation</text:p>
          <text:list>
            <text:list-item>
              <text:p text:style-name="P20">Sequence Alignment</text:p>
              <text:list>
                <text:list-item>
                  <text:p text:style-name="P22">Simple Sequence vs. Hidden Markov Model</text:p>
                  <text:list>
                    <text:list-item>
                      <text:p text:style-name="P23">Position-Specific Scoring</text:p>
                    </text:list-item>
                  </text:list>
                </text:list-item>
                <text:list-item>
                  <text:p text:style-name="P22">Sequence Alignment Algorithms</text:p>
                  <text:list>
                    <text:list-item>
                      <text:p text:style-name="P23">Smith-Waterman</text:p>
                    </text:list-item>
                    <text:list-item>
                      <text:p text:style-name="P23">Viterbi</text:p>
                    </text:list-item>
                    <text:list-item>
                      <text:p text:style-name="P23">Forward-Backward</text:p>
                      <text:list>
                        <text:list-item>
                          <text:p text:style-name="P24">Forward vs Viterbi: Runtime </text:p>
                        </text:list-item>
                        <text:list-item>
                          <text:p text:style-name="P24">Max vs Sum (logspace)</text:p>
                        </text:list-item>
                        <text:list-item>
                          <text:p text:style-name="P24">Alignment Recovery</text:p>
                        </text:list-item>
                      </text:list>
                    </text:list-item>
                  </text:list>
                </text:list-item>
                <text:list-item>
                  <text:p text:style-name="P22">Dynamic Programming</text:p>
                  <text:list>
                    <text:list-item>
                      <text:p text:style-name="P23">Theoretical runtimes</text:p>
                    </text:list-item>
                  </text:list>
                </text:list-item>
              </text:list>
            </text:list-item>
            <text:list-item>
              <text:p text:style-name="P20">HMMER</text:p>
              <text:list>
                <text:list-item>
                  <text:p text:style-name="P22">HMMER pipeline</text:p>
                </text:list-item>
              </text:list>
            </text:list-item>
            <text:list-item>
              <text:p text:style-name="P20">MMSEQS </text:p>
              <text:list>
                <text:list-item>
                  <text:p text:style-name="P22">MMSEQS pipeline</text:p>
                </text:list-item>
                <text:list-item>
                  <text:p text:style-name="P22">prefilter</text:p>
                </text:list-item>
              </text:list>
            </text:list-item>
            <text:list-item>
              <text:p text:style-name="P20">HMMER vs MMSEQS</text:p>
              <text:list>
                <text:list-item>
                  <text:p text:style-name="P22">Speed vs Accuracy</text:p>
                </text:list-item>
                <text:list-item>
                  <text:p text:style-name="P22">Effect of including Forward-Backward</text:p>
                </text:list-item>
                <text:list-item>
                  <text:p text:style-name="P22">HMMER vs MMSEQS </text:p>
                  <text:list>
                    <text:list-item>
                      <text:p text:style-name="P23">Profile and Sequence</text:p>
                    </text:list-item>
                    <text:list-item>
                      <text:p text:style-name="P23">ROC plot</text:p>
                    </text:list-item>
                    <text:list-item>
                      <text:p text:style-name="P23">AUC1 plot</text:p>
                    </text:list-item>
                    <text:list-item>
                      <text:p text:style-name="P23">FP/TP heatmap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Methods</text:p>
          <text:list>
            <text:list-item>
              <text:p text:style-name="P20">MMORESEQS</text:p>
              <text:list>
                <text:list-item>
                  <text:p text:style-name="P21">Data Access / Data Structures</text:p>
                </text:list-item>
                <text:list-item>
                  <text:p text:style-name="P21">Pipeline</text:p>
                </text:list-item>
                <text:list-item>
                  <text:p text:style-name="P22">MMSEQS prefilter and viterbi parameters</text:p>
                  <text:list>
                    <text:list-item>
                      <text:p text:style-name="P23">Normal, sensitive, and </text:p>
                    </text:list-item>
                  </text:list>
                </text:list-item>
                <text:list-item>
                  <text:p text:style-name="P22">Cloud Search</text:p>
                  <text:list>
                    <text:list-item>
                      <text:p text:style-name="P23">Antidigonals </text:p>
                    </text:list-item>
                    <text:list-item>
                      <text:p text:style-name="P23">Data Access Pattern</text:p>
                    </text:list-item>
                    <text:list-item>
                      <text:p text:style-name="P23">Recursion</text:p>
                    </text:list-item>
                    <text:list-item>
                      <text:p text:style-name="P23">Merging and Reorientation Process</text:p>
                    </text:list-item>
                  </text:list>
                </text:list-item>
                <text:list-item>
                  <text:p text:style-name="P22">Bounded Forward-Backward</text:p>
                  <text:list>
                    <text:list-item>
                      <text:p text:style-name="P23">Sparse Matrix implementation</text:p>
                    </text:list-item>
                  </text:list>
                </text:list-item>
                <text:list-item>
                  <text:p text:style-name="P22">Alpha, Beta, Gamma parameters</text:p>
                  <text:list>
                    <text:list-item>
                      <text:p text:style-name="P23">Parameter selection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Results</text:p>
          <text:list>
            <text:list-item>
              <text:p text:style-name="P20">Profmark, Profmark++, and Soeding datasets</text:p>
              <text:list>
                <text:list-item>
                  <text:p text:style-name="P22">Pros/Cons of each dataset</text:p>
                </text:list-item>
              </text:list>
            </text:list-item>
            <text:list-item>
              <text:p text:style-name="P20">MMSEQS vs HMMER vs MMORE-SEQS (sensitive, normal)</text:p>
              <text:list>
                <text:list-item>
                  <text:p text:style-name="P22">Runtime benchmark barplot</text:p>
                </text:list-item>
                <text:list-item>
                  <text:p text:style-name="P22">ROC plot</text:p>
                </text:list-item>
                <text:list-item>
                  <text:p text:style-name="P22">AUC1 plot</text:p>
                </text:list-item>
                <text:list-item>
                  <text:p text:style-name="P22">%TP / #FP</text:p>
                </text:list-item>
              </text:list>
            </text:list-item>
            <text:list-item>
              <text:p text:style-name="P20">Seq-to-Seq and Seq-to-Profile</text:p>
              <text:list>
                <text:list-item>
                  <text:p text:style-name="P22">phmmer, hmmsearch </text:p>
                </text:list-item>
                <text:list-item>
                  <text:p text:style-name="P22"><text:soft-page-break/>mmseqs-&gt;profileDB,<text:line-break/></text:p>
                </text:list-item>
              </text:list>
            </text:list-item>
          </text:list>
        </text:list-item>
        <text:list-item>
          <text:p text:style-name="P17">Discussion</text:p>
          <text:list>
            <text:list-item>
              <text:p text:style-name="P20">Profmark, Profmark++, and Soeding datasets</text:p>
              <text:list>
                <text:list-item>
                  <text:p text:style-name="P22">Pros/Cons of each dataset</text:p>
                </text:list-item>
              </text:list>
            </text:list-item>
            <text:list-item>
              <text:p text:style-name="P20">Issues with Soeding datasets</text:p>
              <text:list>
                <text:list-item>
                  <text:p text:style-name="P22">Shuffled vs Reversed decoy sequences</text:p>
                </text:list-item>
                <text:list-item>
                  <text:p text:style-name="P22">Shortcomings of AUC1</text:p>
                </text:list-item>
              </text:list>
            </text:list-item>
            <text:list-item>
              <text:p text:style-name="P20">Analysis of MMORE-SEQS</text:p>
              <text:list>
                <text:list-item>
                  <text:p text:style-name="P22">Improvements to Accuracy </text:p>
                </text:list-item>
                <text:list-item>
                  <text:p text:style-name="P22">Pros/Cons over MMseqs</text:p>
                </text:list-item>
                <text:list-item>
                  <text:p text:style-name="P22">Optimizing Parameter Selection</text:p>
                </text:list-item>
                <text:list-item>
                  <text:p text:style-name="P22">Special Cases (titin?)</text:p>
                </text:list-item>
              </text:list>
            </text:list-item>
          </text:list>
        </text:list-item>
        <text:list-item>
          <text:p text:style-name="P18">Conclusion</text:p>
        </text:list-item>
      </text:list>
      <text:p text:style-name="P13"><text:span text:style-name="T3"/></text:p>
      <text:p text:style-name="P14"><text:span text:style-name="T3">Abstract</text:span></text:p>
      <text:p text:style-name="P1"/>
      <text:p text:style-name="P2">In the field of computational biology, protein and DNA homology search <text:span text:style-name="T1">is a task </text:span>of critical importance. <text:s/>Two of the premiere software suites for this task are HMMER and MMSEQS. <text:s/>Both <text:span text:style-name="T2">utilize a </text:span>pipeline of a few different algorithms, which procedurally filter down the search space as the algorithm<text:span text:style-name="T1">s used</text:span> become more complex. <text:s/>Both search pipelines <text:span text:style-name="T1">begin with</text:span> their own <text:span text:style-name="T1">custom </text:span>pre-filters, <text:span text:style-name="T1">then use ungapped and gapped Viterbi algorithms, </text:span>which eliminate a huge portion of unlikely matches. <text:span text:style-name="T1">At this point, MMSEQS concludes and returns the alignments which are above a given threshold score. <text:s/>But HMMER has a final filter, called Forward-Backward. <text:s/>The Forward-Backward algorithm makes HMMER more accurate in the majority of test cases, but at costs to its runtime. <text:s/>Forward-Backward is implemented by summing over all possible paths through a HMM model. <text:s/>We propose to implement a new heuristic version of this algorithm. <text:s/>Rather than computing all cells of the dynamic programming matrix, this algorithm would prune paths which fell below a given factor of the strongest scoring path. By pruning low-probability paths, we should be able to dramatically reduce the runtime of the algorithm, with only minor costs to accuracy. <text:s/>We believe this could be used to either boost the accuracy of MMSEQS without dramatic harm to its runtime, or make HMMER run faster with little detriment to accuracy.</text:span></text:p>
      <text:p text:style-name="P2"/>
      <text:p text:style-name="P2"/>
      <text:p text:style-name="P2"/>
      <text:p text:style-name="P15">Methods</text:p>
      <text:p text:style-name="P15"/>
      <text:p text:style-name="P16">Pipeline</text:p>
      <text:p text:style-name="P15"/>
      <text:p text:style-name="P3">[Insert Pipeline here]</text:p>
      <text:p text:style-name="P15"/>
      <text:p text:style-name="P4">This homology search pipeline we call MMORESEQS. <text:s/><text:span text:style-name="T5">There takes two initial inputs, a Query and a Target. <text:s/>The Query may either be an MSA (multiple sequence alignment) database or a FASTA Sequence database. <text:s/>The Target must be a FASTA Sequence database.</text:span></text:p>
      <text:p text:style-name="P6">(0) <text:span text:style-name="T10">Preparation:</text:span></text:p>
      <text:p text:style-name="P6">The preparation phase simply converts <text:span text:style-name="T12">input</text:span> file<text:span text:style-name="T12">s into</text:span> formats supported by the pipeline. <text:s/><text:span text:style-name="T8">All methods use HMMs (Hidden Markov Models), generated from the MSA, to search against the Target Sequence.</text:span> <text:s/>The trick of this matter is that MMSEQS utilizes a proprietary HMM format and method for converting MSAs to HMMs, <text:span text:style-name="T6">while HMMER and MMORE use the standard HMMER-style HMM format, </text:span>and there is no clean method for converting between HMMER-<text:span text:style-name="T8">style</text:span> HMMs and MMSEQS-<text:span text:style-name="T8">style</text:span> HMMs. <text:s/>Therefore, <text:span text:style-name="T6">four</text:span> input <text:span text:style-name="T12">files</text:span> are needed for the primary pipeline: a HMMER HMM, <text:span text:style-name="T6">a </text:span>MMSEQS HMM, <text:soft-page-break/>and <text:span text:style-name="T6">a </text:span>FASTA <text:span text:style-name="T12">Sequence</text:span> of the <text:span text:style-name="T6">Query (the FASTA sequence file contains the consensus sequences for HMMER HMM)</text:span>; and a FASTA <text:span text:style-name="T12">Sequence</text:span> of the <text:span text:style-name="T6">Target</text:span>. <text:s/></text:p>
      <text:p text:style-name="P5">(1) <text:span text:style-name="T12">After all the necessary files have been created, next begins</text:span> the start of <text:span text:style-name="T6">the</text:span> <text:span text:style-name="T6">primary MMORESEQS</text:span> pipeline, w<text:span text:style-name="T6">hich</text:span> use<text:span text:style-name="T6">s</text:span> <text:span text:style-name="T9">modules from </text:span>the MMSEQS pipeline. <text:s/>For this section, three <text:span text:style-name="T9">inputs</text:span> <text:span text:style-name="T8">are used</text:span>: <text:span text:style-name="T8">the</text:span> MMSEQS HMM <text:span text:style-name="T8">and the FASTA Sequence</text:span> <text:span text:style-name="T5">for the Query</text:span>; <text:span text:style-name="T8">and the</text:span> FASTA <text:span text:style-name="T12">S</text:span>equence<text:span text:style-name="T8"> for the T</text:span>arget<text:span text:style-name="T8">.</text:span></text:p>
      <text:p text:style-name="P5">(1a) <text:span text:style-name="T10">MMSEQS Prefilter:</text:span></text:p>
      <text:p text:style-name="P5">First, the <text:span text:style-name="T6">MMSEQS “prefilter” module is used.</text:span> <text:span text:style-name="T6">This is a </text:span>MMSEQS double kmer search, which performs <text:span text:style-name="T6">a </text:span>fast prefilter by <text:span text:style-name="T9">building</text:span> a hash table of all length kmer alignment<text:span text:style-name="T13">s (k-length sections of the sequence)</text:span>, then search<text:span text:style-name="T13">es</text:span> for all target/query pairs which have two or more kmer alignments which surpass a <text:span text:style-name="T9">given </text:span>threshold score and occur on the same co-diagonal. <text:span text:style-name="T9">The threshold score for the prefilter is more lenient than MMSEQS uses by default, to allow more sequences to reach the MMORE stage.</text:span> <text:s/>This is extremely fast, but can result in a diminishing of accuracy compared HMMER’s filter. <text:s/></text:p>
      <text:p text:style-name="P5">(1b) <text:span text:style-name="T10">MMSEQS Profile-to-Sequence Search: </text:span></text:p>
      <text:p text:style-name="P5">Next, <text:span text:style-name="T6">the results of this prefilter are passed to the MMSEQS “search” module. <text:s/>This performs a profile-to-sequence Viterbi search, using the MMSEQS HMM. <text:s/>This search is used to filter down the results from the prefilter step. <text:s/>At the end of the search, the start and end points of the optimal Viterbi alignment are recorded, which will be used by MMORE’s pruned forward-backward. <text:s/>However, the positions within the MMSEQS HMM cannot be cleanly mapped to positions in the HMMER HMMs.</text:span></text:p>
      <text:p text:style-name="P7">(1c) <text:span text:style-name="T10">MMSEQS Sequence-to-Sequence Search: </text:span></text:p>
      <text:p text:style-name="P7"><text:span text:style-name="T13">In order to retrieve the correct positions of the alignment</text:span>, the results of the profile-to-sequence MMSEQS “<text:span text:style-name="T7">search” are passed on to a sequence-to-sequence MMSEQS “search”, using the FASTA Sequence file, which contains consensus sequences (highest likelihood residue emitted at each position), generated from the HMMER HMM. <text:s/>This stage does not filter the results any further, but is used for acquiring Viterbi alignment start and end positions.</text:span></text:p>
      <text:p text:style-name="P9">(2) <text:span text:style-name="T10">MMORE:</text:span></text:p>
      <text:p text:style-name="P9"><text:span text:style-name="T8">T</text:span>he <text:span text:style-name="T8">MMSEQS section of the pipeline is complete and now moves to the </text:span>MMORE <text:span text:style-name="T8">section of MMORESEQS</text:span>. <text:s/><text:span text:style-name="T8">For this section of the pipeline, two databases are used: the HMMER HMM for the Query and the FASTA sequence database for the Target.</text:span></text:p>
      <text:p text:style-name="P10">(2a) <text:span text:style-name="T11">MMORE Cloud Search:</text:span></text:p>
      <text:p text:style-name="P12">MMORE begins with the Cloud Search. <text:s/>This has two passes. <text:s/>Once from the forward direction initialized at the start position of the Viterbi alignment, and once in the backward direction initialized at the end position of the Viterbi alignment. <text:s/><text:span text:style-name="T14">The Cloud Search proceeds anti-diagonally through the dynamic programming matrix (every position along an anti-diagonal is an equal number of states through the HMM. <text:s/>Only main model emission states (Match, Insert, Delete) are considered. <text:s/></text:span></text:p>
      <text:p text:style-name="P11">(2b) MMORE Pruned Forward-Backward: </text:p>
      <text:p text:style-name="P11"/>
      <text:p text:style-name="P8"/>
      <text:p text:style-name="P16">Data Access</text:p>
      <text:p text:style-name="P16"/>
      <text:p text:style-name="P16"/>
      <text:p text:style-name="P3"/>
      <text:p text:style-name="P15">Results</text:p>
      <text:p text:style-name="P15"><text:span text:style-name="T4"/></text:p>
      <text:p text:style-name="P1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47:02.340873720</meta:creation-date>
    <dc:date>2021-04-08T03:13:50.529928533</dc:date>
    <meta:editing-duration>P1DT18H41M31S</meta:editing-duration>
    <meta:editing-cycles>8</meta:editing-cycles>
    <meta:generator>LibreOffice/6.0.4.2$MacOSX_X86_64 LibreOffice_project/9b0d9b32d5dcda91d2f1a96dc04c645c450872bf</meta:generator>
    <meta:document-statistic meta:table-count="0" meta:image-count="0" meta:object-count="0" meta:page-count="3" meta:paragraph-count="88" meta:word-count="1050" meta:character-count="6509" meta:non-whitespace-character-count="5564"/>
  </office:meta>
</office:document-meta>
</file>